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3c0a" officeooo:paragraph-rsid="00073c0a"/>
    </style:style>
    <style:style style:name="P2" style:family="paragraph" style:parent-style-name="Standard">
      <style:text-properties officeooo:rsid="00085d41" officeooo:paragraph-rsid="00085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! I'm Noah Buscher, the developer for Meeet.</text:p>
      <text:p text:style-name="P1"/>
      <text:p text:style-name="P1">I started developing programs in fourth grade, and haven't stopped since. I started off developing simple desktop applications, but have since taken a profound interest in the web.</text:p>
      <text:p text:style-name="P1"/>
      <text:p text:style-name="P1">I have created a number of projects in the past few years, with most of them being open source or never seeing the light of day due to conflicts with school. I have a growing GitHub portfolio at <text:a xlink:type="simple" xlink:href="https://github.com/NoahBuscher">https://github.com/NoahBuscher</text:a>, and continue to add small projects when I find the time between working on Meeet, coding for clients, or developing blog themes.</text:p>
      <text:p text:style-name="P1"/>
      <text:p text:style-name="P1">I'm now a freshman at Bishop Garrigan High School in Algona, Iowa. I have lived here for four years, but have moved all over the country from Missouri, Pennsylvania, Wisconsin, Nebraskan, and, of course, Iowa.</text:p>
      <text:p text:style-name="P1"/>
      <text:p text:style-name="P2">I created Meeet with Cole over the course of a few months using JADE, Sass (Scss), JS, Node.js, MongoDB, and a half-dozen or so other libraries and pack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2:57:44.400136181</meta:creation-date>
    <dc:date>2014-06-30T13:52:17.619816540</dc:date>
    <meta:editing-duration>PT39M23S</meta:editing-duration>
    <meta:editing-cycles>1</meta:editing-cycles>
    <meta:document-statistic meta:table-count="0" meta:image-count="0" meta:object-count="0" meta:page-count="1" meta:paragraph-count="5" meta:word-count="160" meta:character-count="947" meta:non-whitespace-character-count="792"/>
    <meta:generator>LibreOffice/4.2.4.2$Linux_X86_64 LibreOffice_project/420m0$Build-2</meta:generator>
  </office:meta>
</office:document-meta>
</file>